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文泉驿微米黑" svg:font-family="文泉驿微米黑"/>
    <style:font-face style:name="新宋体" svg:font-family="新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　　1、不恶意破坏任何的系统，这样只会给你带来麻烦。恶意破坏他人的软件将导致法律责任，如果你只是使用电脑，那仅为非法使用！！注意：千万不要破坏别人的软件或资料！！。</text:p>
      <text:p text:style-name="Standard">　　2、不修改任何的系统档，如果你是为了要进入系统而修改它，请在达到目的后将它改回原状。</text:p>
      <text:p text:style-name="Standard">　　3、不要轻易的将你要hack的站台告诉你不信任的朋友。</text:p>
      <text:p text:style-name="Standard">　　4、不要在BBS上谈论你hack的任何事情。</text:p>
      <text:p text:style-name="Standard">　　5、在post文章的时候不要使用真名。</text:p>
      <text:p text:style-name="Standard">　　6、正在入侵的时候，不要随意离开你的电脑。</text:p>
      <text:p text:style-name="Standard">　　7、不要侵入或破坏政府机关的主机。</text:p>
      <text:p text:style-name="Standard">　　8、不要在电话中谈论你hack的任何事情。</text:p>
      <text:p text:style-name="Standard">　　9、将你的笔记放在安全的地方。</text:p>
      <text:p text:style-name="Standard">　　10、想要成为hacker就要真正的hacking，读遍所有有关系统安全或系统漏洞的文件（英文快点学好）！</text:p>
      <text:p text:style-name="Standard">　　11、已侵入电脑中的帐号不得清除或涂改。</text:p>
      <text:p text:style-name="Standard">　　12、不得修改系统档案，如果为了隐藏自己的侵入而做的修改则不在此限，但仍须维持原来系统的安全性，不得因得到系统的控制权而将门户大开！！</text:p>
      <text:p text:style-name="Standard">　　13、不将你已破解的帐号分享于你的朋友。</text:p>
      <text:p text:style-name="Standard">　　作为一名黑客道德是非常重要的，这往往决定一个黑客的前途和命运。如果开始学习的时候就是为了扬名或非法获利，那就不能称之为黑客。但是虚拟的网络世界不能用现实中的规范去管理，而黑客又是在这个虚拟世界里最渴望自由和共享的。虽然网络上的黑客道德或守则出现很多，也有很多黑客章程，但是这些所谓的道德往往成为一张白纸，而黑客们真正遵守的是来自内心真诚的道德，是一种信仰而不是人为的外在的一种守则。也只有这些来自于黑客们内心中的道德才可以真正的约束他们。</text:p>
      <text:p text:style-name="Standard">　　当然有很多黑客守则是值得我们去学习和自我约束的。比如：爱国，远离政治和权利斗争；同情弱者，站在霸权的对立面；低调，克制自我表现欲望等等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文泉驿微米黑" svg:font-family="文泉驿微米黑"/>
    <style:font-face style:name="新宋体" svg:font-family="新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微米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Chyi </meta:initial-creator>
    <meta:creation-date>2011-06-17T08:46:48</meta:creation-date>
    <dc:date>2011-06-21T21:05:52</dc:date>
    <dc:creator>TonyChyi </dc:creator>
    <meta:editing-duration>PT5M35S</meta:editing-duration>
    <meta:editing-cycles>3</meta:editing-cycles>
    <meta:generator>LibreOffice/3.3$Linux LibreOffice_project/330m19$Build-202</meta:generator>
    <meta:document-statistic meta:table-count="0" meta:image-count="0" meta:object-count="0" meta:page-count="1" meta:paragraph-count="15" meta:word-count="368" meta:character-count="741"/>
  </office:meta>
</office:document-meta>
</file>